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052cm" fo:min-width="3.56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3.052cm" fo:min-width="3.503cm"/>
    </style:style>
    <style:style style:name="gr4" style:family="graphic" style:parent-style-name="standard">
      <style:graphic-properties draw:textarea-horizontal-align="justify" draw:textarea-vertical-align="middle" draw:auto-grow-height="false" fo:min-height="3.052cm" fo:min-width="3.4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3.302cm" svg:x="2.143cm" svg:y="2.905cm">
          <text:p text:style-name="P1">client</text:p>
          <text:p text:style-name="P1">172.25.0.3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8.493cm" svg:y1="2.016cm" svg:x2="8.62cm" svg:y2="14.081cm">
          <text:p/>
        </draw:line>
        <draw:custom-shape draw:style-name="gr3" draw:text-style-name="P1" draw:layer="layout" svg:width="4.003cm" svg:height="3.302cm" svg:x="10.713cm" svg:y="2.905cm">
          <text:p text:style-name="P1">server1</text:p>
          <text:p text:style-name="P1">172.25.0.4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1cm" svg:height="3.302cm" svg:x="10.806cm" svg:y="7.604cm">
          <text:p text:style-name="P1">server2</text:p>
          <text:p text:style-name="P1">172.25.0.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064cm" svg:height="3.302cm" svg:x="10.779cm" svg:y="11.795cm">
          <text:p text:style-name="P1">ldap</text:p>
          <text:p text:style-name="P1">172.25.0.2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207cm" svg:y1="4.556cm" svg:x2="10.652cm" svg:y2="4.556cm">
          <text:p/>
        </draw:line>
        <draw:line draw:style-name="gr2" draw:text-style-name="P2" draw:layer="layout" svg:x1="8.493cm" svg:y1="9.374cm" svg:x2="10.779cm" svg:y2="9.374cm">
          <text:p/>
        </draw:line>
        <draw:line draw:style-name="gr2" draw:text-style-name="P2" draw:layer="layout" svg:x1="8.593cm" svg:y1="13.319cm" svg:x2="10.906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08:28:19.461333167</meta:creation-date>
    <dc:date>2018-06-27T13:15:45.319381129</dc:date>
    <meta:editing-duration>P2DT4H58M28S</meta:editing-duration>
    <meta:editing-cycles>20</meta:editing-cycles>
    <meta:generator>LibreOffice/5.1.6.2$Linux_X86_64 LibreOffice_project/10m0$Build-2</meta:generator>
    <meta:document-statistic meta:object-count="8"/>
  </office:meta>
</office:document-meta>
</file>